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19.489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19.489cm"/>
    </style:style>
    <style:style style:name="pr4" style:family="presentation" style:parent-style-name="Default-title">
      <style:graphic-properties draw:fill-color="#ffffff" draw:auto-grow-height="true" fo:min-height="21.304cm"/>
    </style:style>
    <style:style style:name="pr5" style:family="presentation" style:parent-style-name="Default-title">
      <style:graphic-properties draw:fill-color="#ffffff" draw:auto-grow-height="true" fo:min-height="19.7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20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size="140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indent="0cm"/>
      <style:text-properties fo:font-size="260pt" fo:font-weight="bold"/>
    </style:style>
    <style:style style:name="P7" style:family="paragraph">
      <style:paragraph-properties fo:margin-left="0cm" fo:margin-right="0cm" fo:text-indent="0cm"/>
      <style:text-properties fo:font-size="180pt" fo:font-weight="bold"/>
    </style:style>
    <style:style style:name="P8" style:family="paragraph">
      <style:paragraph-properties fo:margin-left="0cm" fo:margin-right="0cm" fo:text-indent="0cm"/>
      <style:text-properties fo:font-size="100pt" fo:font-weight="bold"/>
    </style:style>
    <style:style style:name="P9" style:family="paragraph">
      <style:paragraph-properties fo:margin-left="0cm" fo:margin-right="0cm" fo:text-indent="0cm"/>
      <style:text-properties fo:font-size="120pt" fo:letter-spacing="-0.141cm" fo:font-weight="bold" style:letter-kerning="true" style:text-scale="90%"/>
    </style:style>
    <style:style style:name="P10" style:family="paragraph">
      <style:paragraph-properties fo:margin-left="0cm" fo:margin-right="0cm" fo:text-indent="0cm"/>
      <style:text-properties fo:font-size="300pt" fo:font-weight="bold"/>
    </style:style>
    <style:style style:name="P11" style:family="paragraph">
      <style:paragraph-properties fo:margin-left="0cm" fo:margin-right="0cm" fo:text-indent="0cm"/>
      <style:text-properties fo:font-size="160pt" fo:font-weight="bold"/>
    </style:style>
    <style:style style:name="P12" style:family="paragraph">
      <style:paragraph-properties fo:margin-left="0cm" fo:margin-right="0cm" fo:text-indent="0cm"/>
      <style:text-properties fo:font-size="90pt" fo:font-weight="bold"/>
    </style:style>
    <style:style style:name="P13" style:family="paragraph">
      <style:paragraph-properties fo:margin-left="0cm" fo:margin-right="0cm" fo:text-indent="0cm"/>
      <style:text-properties fo:font-size="200pt" fo:font-weight="bold"/>
    </style:style>
    <style:style style:name="P14" style:family="paragraph">
      <style:paragraph-properties fo:margin-left="0cm" fo:margin-right="0cm" fo:text-indent="0cm"/>
      <style:text-properties fo:font-size="80pt" fo:font-weight="bold"/>
    </style:style>
    <style:style style:name="P15" style:family="paragraph">
      <style:paragraph-properties fo:margin-left="0cm" fo:margin-right="0cm" fo:text-indent="0cm"/>
      <style:text-properties fo:font-size="220pt" fo:font-weight="bold"/>
    </style:style>
    <style:style style:name="P16" style:family="paragraph">
      <style:paragraph-properties fo:margin-left="0cm" fo:margin-right="0cm" fo:text-indent="0cm"/>
      <style:text-properties fo:font-size="240pt" fo:font-weight="bold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style:paragraph-properties fo:margin-left="0cm" fo:margin-right="0cm" fo:text-align="start" fo:text-indent="0cm"/>
      <style:text-properties fo:color="#00ff00" fo:font-family="'Courier New'" style:font-style-name="Italic" style:font-family-generic="modern" style:font-pitch="fixed" fo:font-size="50pt" fo:letter-spacing="-0.106cm" fo:font-style="normal" fo:font-weight="normal" style:text-scale="95%"/>
    </style:style>
    <style:style style:name="P19" style:family="paragraph">
      <style:paragraph-properties fo:margin-left="0cm" fo:margin-right="0cm" fo:text-indent="0cm"/>
      <style:text-properties fo:font-size="240pt" fo:letter-spacing="-0.141cm" fo:font-weight="bold" style:letter-kerning="true" style:text-scale="90%"/>
    </style:style>
    <style:style style:name="P20" style:family="paragraph">
      <style:paragraph-properties fo:margin-left="0cm" fo:margin-right="0cm" fo:text-indent="0cm"/>
      <style:text-properties fo:font-size="140pt" fo:font-weight="bold"/>
    </style:style>
    <style:style style:name="P21" style:family="paragraph">
      <style:paragraph-properties fo:margin-left="0cm" fo:margin-right="0cm" fo:text-indent="0cm"/>
      <style:text-properties fo:font-size="95pt" fo:font-weight="bold"/>
    </style:style>
    <style:style style:name="P22" style:family="paragraph">
      <style:paragraph-properties fo:margin-left="0cm" fo:margin-right="0cm" fo:text-indent="0cm"/>
      <style:text-properties fo:font-size="150pt" fo:font-weight="bold"/>
    </style:style>
    <style:style style:name="P23" style:family="paragraph">
      <style:paragraph-properties fo:margin-left="0cm" fo:margin-right="0cm" fo:text-indent="0cm"/>
      <style:text-properties fo:font-size="340pt" fo:font-weight="bold"/>
    </style:style>
    <style:style style:name="P24" style:family="paragraph">
      <style:paragraph-properties fo:margin-left="0cm" fo:margin-right="0cm" fo:text-indent="0cm"/>
      <style:text-properties fo:font-size="360pt" fo:font-weight="bold"/>
    </style:style>
    <style:style style:name="P25" style:family="paragraph">
      <style:paragraph-properties fo:margin-left="0cm" fo:margin-right="0cm" fo:text-align="start" text:enable-numbering="false" fo:text-indent="0cm"/>
    </style:style>
    <style:style style:name="P26" style:family="paragraph">
      <style:paragraph-properties fo:margin-left="0cm" fo:margin-right="0cm" fo:text-align="start" text:enable-numbering="false" fo:text-indent="0cm"/>
      <style:text-properties fo:font-size="20pt" fo:font-weight="bold"/>
    </style:style>
    <style:style style:name="T1" style:family="text">
      <style:text-properties fo:font-size="120pt" fo:font-weight="bold"/>
    </style:style>
    <style:style style:name="T2" style:family="text">
      <style:text-properties fo:font-size="140pt" fo:font-weight="bold"/>
    </style:style>
    <style:style style:name="T3" style:family="text">
      <style:text-properties fo:font-size="260pt" fo:font-weight="bold"/>
    </style:style>
    <style:style style:name="T4" style:family="text">
      <style:text-properties fo:font-size="80pt" fo:font-weight="bold"/>
    </style:style>
    <style:style style:name="T5" style:family="text">
      <style:text-properties fo:font-size="180pt" fo:font-weight="bold"/>
    </style:style>
    <style:style style:name="T6" style:family="text">
      <style:text-properties fo:font-size="100pt" fo:font-weight="bold"/>
    </style:style>
    <style:style style:name="T7" style:family="text">
      <style:text-properties fo:font-size="120pt" fo:letter-spacing="-0.141cm" fo:font-weight="bold" style:letter-kerning="true" style:text-scale="90%"/>
    </style:style>
    <style:style style:name="T8" style:family="text">
      <style:text-properties fo:font-size="300pt" fo:font-weight="bold"/>
    </style:style>
    <style:style style:name="T9" style:family="text">
      <style:text-properties fo:font-size="160pt" fo:font-weight="bold"/>
    </style:style>
    <style:style style:name="T10" style:family="text">
      <style:text-properties fo:font-size="90pt" fo:font-weight="bold"/>
    </style:style>
    <style:style style:name="T11" style:family="text">
      <style:text-properties fo:font-size="200pt" fo:font-weight="bold"/>
    </style:style>
    <style:style style:name="T12" style:family="text">
      <style:text-properties fo:font-size="150pt" fo:font-weight="bold"/>
    </style:style>
    <style:style style:name="T13" style:family="text">
      <style:text-properties fo:font-size="220pt" fo:font-weight="bold"/>
    </style:style>
    <style:style style:name="T14" style:family="text">
      <style:text-properties fo:font-size="240pt" fo:font-weight="bold"/>
    </style:style>
    <style:style style:name="T15" style:family="text">
      <style:text-properties fo:color="#00ff00" fo:font-family="'Courier New'" style:font-style-name="Italic" style:font-family-generic="modern" style:font-pitch="fixed" fo:font-size="50pt" fo:letter-spacing="-0.106cm" fo:font-style="normal" fo:font-weight="normal" style:text-scale="95%"/>
    </style:style>
    <style:style style:name="T16" style:family="text">
      <style:text-properties fo:font-size="240pt" fo:letter-spacing="-0.141cm" fo:font-weight="bold" style:letter-kerning="true" style:text-scale="90%"/>
    </style:style>
    <style:style style:name="T17" style:family="text">
      <style:text-properties fo:font-size="100pt" fo:font-style="italic" style:text-underline-style="solid" style:text-underline-width="auto" style:text-underline-color="font-color" fo:font-weight="bold"/>
    </style:style>
    <style:style style:name="T18" style:family="text">
      <style:text-properties fo:font-size="100pt" fo:font-style="normal" style:text-underline-style="none" fo:font-weight="bold"/>
    </style:style>
    <style:style style:name="T19" style:family="text">
      <style:text-properties fo:font-size="95pt" fo:font-weight="bold"/>
    </style:style>
    <style:style style:name="T20" style:family="text">
      <style:text-properties fo:font-size="340pt" fo:font-weight="bold"/>
    </style:style>
    <style:style style:name="T21" style:family="text">
      <style:text-properties fo:font-size="360pt" fo:font-weight="bold"/>
    </style:style>
    <style:style style:name="T22" style:family="text">
      <style:text-properties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I for the Web 2.0 Guy (or Gal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presentation:style-name="pr3" draw:text-style-name="P4" draw:layer="layout" svg:width="25.191cm" svg:height="19.489cm" svg:x="1.399cm" svg:y="0.837cm" presentation:class="title" presentation:user-transformed="true">
          <draw:text-box>
            <text:p text:style-name="P1"><text:span text:style-name="T2">Obligatory</text:span><text:span text:style-name="T2"><text:line-break/></text:span><text:span text:style-name="T2">Boiler</text:span><text:span text:style-name="T2"><text:line-break/></text:span><text:span text:style-name="T2">Pla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presentation:style-name="pr1" draw:text-style-name="P6" draw:layer="layout" svg:width="25.191cm" svg:height="19.489cm" svg:x="1.399cm" svg:y="0.837cm" presentation:class="title" presentation:user-transformed="true">
          <draw:text-box>
            <text:p text:style-name="P1"><text:span text:style-name="T3">Wh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had Woolley</text:span><text:span text:style-name="T1"><text:line-break/></text:span><text:span text:style-name="T4">thewoolleyman @ gmail.co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presentation:style-name="pr4" draw:text-style-name="P7" draw:layer="layout" svg:width="25.191cm" svg:height="21.304cm" svg:x="1.399cm" svg:y="-0.07cm" presentation:class="title" presentation:user-transformed="true">
          <draw:text-box>
            <text:p text:style-name="P1"><text:span text:style-name="T5">Pivotal Labs</text:span><text:span text:style-name="T5"><text:line-break/></text:span><text:span text:style-name="T5">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presentation:style-name="pr1" draw:text-style-name="P6" draw:layer="layout" svg:width="25.191cm" svg:height="19.489cm" svg:x="1.399cm" svg:y="0.837cm" presentation:class="title" presentation:user-transformed="true">
          <draw:text-box>
            <text:p text:style-name="P1"><text:span text:style-name="T3">Wha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I == Continuous Integ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6">Martin Fowler -</text:span><text:span text:style-name="T6"><text:line-break/></text:span><text:span text:style-name="T6">Seminal CI Artic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Running all your tests on every comm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presentation:style-name="pr1" draw:text-style-name="P9" draw:layer="layout" svg:width="25.191cm" svg:height="19.489cm" svg:x="1.904cm" svg:y="0.837cm" presentation:class="title" presentation:user-transformed="true">
          <draw:text-box>
            <text:p text:style-name="P1"><text:span text:style-name="T7">Automatical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presentation:style-name="pr1" draw:text-style-name="P10" draw:layer="layout" svg:width="25.191cm" svg:height="19.489cm" svg:x="1.399cm" svg:y="0.837cm" presentation:class="title" presentation:user-transformed="true">
          <draw:text-box>
            <text:p text:style-name="P1"><text:span text:style-name="T8">H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1" draw:text-style-name="P2" draw:layer="layout" svg:width="25.191cm" svg:height="19.489cm" svg:x="1.399cm" svg:y="0.838cm" presentation:class="title" presentation:user-transformed="true">
          <draw:text-box>
            <text:p text:style-name="P1"><text:span text:style-name="T1">Hands On</text:span><text:span text:style-name="T1"><text:line-break/></text:span><text:span text:style-name="T1">Free</text:span><text:span text:style-name="T1"><text:line-break/></text:span><text:span text:style-name="T1">Repeata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presentation:style-name="pr1" draw:text-style-name="P11" draw:layer="layout" svg:width="25.191cm" svg:height="19.489cm" svg:x="1.399cm" svg:y="0.838cm" presentation:class="title" presentation:user-transformed="true">
          <draw:text-box>
            <text:p text:style-name="P1"><text:span text:style-name="T9">Agenda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presentation:style-name="pr1" draw:text-style-name="P12" draw:layer="layout" svg:width="25.191cm" svg:height="19.489cm" svg:x="1.399cm" svg:y="0.838cm" presentation:class="title" presentation:user-transformed="true">
          <draw:text-box>
            <text:p text:style-name="P1"><text:span text:style-name="T10">1. The simplest tutorial that could POSSIBLY 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6">2. Home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presentation:style-name="pr1" draw:text-style-name="P2" draw:layer="layout" svg:width="25.191cm" svg:height="19.489cm" svg:x="1.399cm" svg:y="0.838cm" presentation:class="title" presentation:user-transformed="true">
          <draw:text-box>
            <text:p text:style-name="P1"><text:span text:style-name="T1">3. Gotch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6">4. Ques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presentation:style-name="pr1" draw:text-style-name="P13" draw:layer="layout" svg:width="25.191cm" svg:height="19.489cm" svg:x="1.399cm" svg:y="0.838cm" presentation:class="title" presentation:user-transformed="true">
          <draw:text-box>
            <text:p text:style-name="P1"><text:span text:style-name="T11">Too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12">VMWa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6">Ubuntu Linu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presentation:style-name="pr1" draw:text-style-name="P14" draw:layer="layout" svg:width="25.191cm" svg:height="19.489cm" svg:x="1.399cm" svg:y="0.838cm" presentation:class="title" presentation:user-transformed="true">
          <draw:text-box>
            <text:p text:style-name="P1"><text:span text:style-name="T4">cruisecontrol.r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presentation:style-name="pr1" draw:text-style-name="P11" draw:layer="layout" svg:width="25.191cm" svg:height="19.489cm" svg:x="1.399cm" svg:y="0.838cm" presentation:class="title" presentation:user-transformed="true">
          <draw:text-box>
            <text:p text:style-name="P1"><text:span text:style-name="T9">JsUn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presentation:style-name="pr1" draw:text-style-name="P11" draw:layer="layout" svg:width="25.191cm" svg:height="19.489cm" svg:x="1.399cm" svg:y="0.838cm" presentation:class="title" presentation:user-transformed="true">
          <draw:text-box>
            <text:p text:style-name="P1"><text:span text:style-name="T9">Seleniu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presentation:style-name="pr1" draw:text-style-name="P10" draw:layer="layout" svg:width="25.191cm" svg:height="19.489cm" svg:x="1.399cm" svg:y="0.838cm" presentation:class="title" presentation:user-transformed="true">
          <draw:text-box>
            <text:p text:style-name="P1"><text:span text:style-name="T8">Liv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presentation:style-name="pr1" draw:text-style-name="P11" draw:layer="layout" svg:width="25.191cm" svg:height="19.489cm" svg:x="1.399cm" svg:y="0.837cm" presentation:class="title" presentation:user-transformed="true">
          <draw:text-box>
            <text:p text:style-name="P1"><text:span text:style-name="T9">No Hand Wav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frame presentation:style-name="pr1" draw:text-style-name="P15" draw:layer="layout" svg:width="25.191cm" svg:height="19.489cm" svg:x="1.399cm" svg:y="0.838cm" presentation:class="title" presentation:user-transformed="true">
          <draw:text-box>
            <text:p text:style-name="P1"><text:span text:style-name="T13">Typo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frame presentation:style-name="pr1" draw:text-style-name="P16" draw:layer="layout" svg:width="25.191cm" svg:height="19.489cm" svg:x="1.399cm" svg:y="0.837cm" presentation:class="title" presentation:user-transformed="true">
          <draw:text-box>
            <text:p text:style-name="P1"><text:span text:style-name="T14">Got OCD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Nitpicks and bash hints Welcom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...AFTER the tal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Zed Sez: Don't be “That Guy” (or Gal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draw:frame presentation:style-name="pr1" draw:text-style-name="P11" draw:layer="layout" svg:width="25.191cm" svg:height="19.489cm" svg:x="1.399cm" svg:y="0.837cm" presentation:class="title" presentation:user-transformed="true">
          <draw:text-box>
            <text:p text:style-name="P1"><text:span text:style-name="T9">1. Time to Cod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TODO: outline from propos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>
        <draw:frame presentation:style-name="pr1" draw:text-style-name="P18" draw:layer="layout" svg:width="25.191cm" svg:height="19.489cm" svg:x="1.399cm" svg:y="0.838cm" presentation:class="title" presentation:user-transformed="true">
          <draw:text-box>
            <text:p text:style-name="P17"><text:span text:style-name="T15">$ ls -al /etc/init.d asdf fd asd f asdfl jdfasd</text:span><text:span text:style-name="T15"><text:line-break/></text:span><text:span text:style-name="T15">$ asdf as df asdf asfd </text:span><text:span text:style-name="T15"><text:line-break/></text:span><text:span text:style-name="T15">$ another command asdf e wewee erwerw erwewr </text:span><text:span text:style-name="T15"><text:line-break/></text:span><text:span text:style-name="T15"/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Same concept for other tools/ Languages/</text:span><text:span text:style-name="T6"><text:line-break/></text:span><text:span text:style-name="T6">CI Eng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draw:frame presentation:style-name="pr1" draw:text-style-name="P2" draw:layer="layout" svg:width="25.191cm" svg:height="19.489cm" svg:x="1.399cm" svg:y="0.838cm" presentation:class="title" presentation:user-transformed="true">
          <draw:text-box>
            <text:p text:style-name="P1"><text:span text:style-name="T1">2. Home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All Handwaving</text:span><text:span text:style-name="T1"><text:line-break/></text:span><text:span text:style-name="T1">N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draw:frame presentation:style-name="pr1" draw:text-style-name="P9" draw:layer="layout" svg:width="25.191cm" svg:height="19.489cm" svg:x="1.904cm" svg:y="0.837cm" presentation:class="title" presentation:user-transformed="true">
          <draw:text-box>
            <text:p text:style-name="P1"><text:span text:style-name="T7">Multiplatfor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draw:frame presentation:style-name="pr1" draw:text-style-name="P9" draw:layer="layout" svg:width="25.191cm" svg:height="19.489cm" svg:x="1.904cm" svg:y="0.837cm" presentation:class="title" presentation:user-transformed="true">
          <draw:text-box>
            <text:p text:style-name="P1"><text:span text:style-name="T7">Multibrows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draw:frame presentation:style-name="pr1" draw:text-style-name="P19" draw:layer="layout" svg:width="25.191cm" svg:height="19.489cm" svg:x="1.904cm" svg:y="0.837cm" presentation:class="title" presentation:user-transformed="true">
          <draw:text-box>
            <text:p text:style-name="P1"><text:span text:style-name="T16">Far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draw:frame presentation:style-name="pr1" draw:text-style-name="P12" draw:layer="layout" svg:width="25.191cm" svg:height="19.489cm" svg:x="1.399cm" svg:y="0.837cm" presentation:class="title" presentation:user-transformed="true">
          <draw:text-box>
            <text:p text:style-name="P1"><text:span text:style-name="T10">Virtualization: <text:s/>One Box, </text:span><text:span text:style-name="T10"><text:line-break/></text:span><text:span text:style-name="T10">Three Platforms</text:span><text:span text:style-name="T10"><text:line-break/></text:span><text:span text:style-name="T10">mac/win/linu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Automate and Test Deployment Proce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Test Rollback proces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Configuration Management /</text:span><text:span text:style-name="T6"><text:line-break/></text:span><text:span text:style-name="T6">Version Contro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draw:frame presentation:style-name="pr1" draw:text-style-name="P20" draw:layer="layout" svg:width="25.191cm" svg:height="19.489cm" svg:x="1.399cm" svg:y="0.837cm" presentation:class="title" presentation:user-transformed="true">
          <draw:text-box>
            <text:p text:style-name="P1"><text:span text:style-name="T2">Auto-tag Green Buil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Automatically</text:span><text:span text:style-name="T6"><text:line-break/></text:span><text:span text:style-name="T6">pre-create</text:span><text:span text:style-name="T6"><text:line-break/></text:span><text:span text:style-name="T6">Release</text:span><text:span text:style-name="T6"><text:line-break/></text:span><text:span text:style-name="T6">Branch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Build </text:span><text:span text:style-name="T17">ALL</text:span><text:span text:style-name="T18"> active branches under C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2">Multiple Libraries/ Projec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draw:frame presentation:style-name="pr5" draw:text-style-name="P8" draw:layer="layout" svg:width="25.191cm" svg:height="19.757cm" svg:x="1.399cm" svg:y="0.703cm" presentation:class="title" presentation:user-transformed="true">
          <draw:text-box>
            <text:p text:style-name="P1"><text:span text:style-name="T6">Dependencies</text:span><text:span text:style-name="T6"><text:line-break/></text:span><text:span text:style-name="T6">Among Common Libraries and</text:span><text:span text:style-name="T6"><text:line-break/></text:span><text:span text:style-name="T6">Projec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draw:frame presentation:style-name="pr5" draw:text-style-name="P8" draw:layer="layout" svg:width="25.191cm" svg:height="19.757cm" svg:x="1.399cm" svg:y="0.703cm" presentation:class="title" presentation:user-transformed="true">
          <draw:text-box>
            <text:p text:style-name="P1"><text:span text:style-name="T6">Dependency modifications should trigger builds of all depend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draw:frame presentation:style-name="pr1" draw:text-style-name="P21" draw:layer="layout" svg:width="25.191cm" svg:height="19.489cm" svg:x="1.399cm" svg:y="0.837cm" presentation:class="title" presentation:user-transformed="true">
          <draw:text-box>
            <text:p text:style-name="P1"><text:span text:style-name="T19">Consistent Tags/Baselines</text:span><text:span text:style-name="T19"><text:line-break/></text:span><text:span text:style-name="T19">Among</text:span><text:span text:style-name="T19"><text:line-break/></text:span><text:span text:style-name="T19">Projec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draw:frame presentation:style-name="pr1" draw:text-style-name="P12" draw:layer="layout" svg:width="25.191cm" svg:height="19.489cm" svg:x="1.399cm" svg:y="0.837cm" presentation:class="title" presentation:user-transformed="true">
          <draw:text-box>
            <text:p text:style-name="P1"><text:span text:style-name="T10">Mainline / Snapshot / trunk / HEAD</text:span><text:span text:style-name="T10"><text:line-break/></text:span><text:span text:style-name="T10">vs</text:span><text:span text:style-name="T10"><text:line-break/></text:span><text:span text:style-name="T10">baselines / tag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Development vs</text:span><text:span text:style-name="T6"><text:line-break/></text:span><text:span text:style-name="T6">Demo/Pro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draw:frame presentation:style-name="pr5" draw:text-style-name="P8" draw:layer="layout" svg:width="25.191cm" svg:height="19.757cm" svg:x="1.399cm" svg:y="0.703cm" presentation:class="title" presentation:user-transformed="true">
          <draw:text-box>
            <text:p text:style-name="P1"><text:span text:style-name="T6">Artifacts:</text:span><text:span text:style-name="T6"><text:line-break/></text:span><text:span text:style-name="T6">Deployed (Jars/Gems) vs SCM (svn:external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Hackability vs Stabi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Optimistic Pessimism vs Pessimistic Optimis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>
        <draw:frame presentation:style-name="pr1" draw:text-style-name="P14" draw:layer="layout" svg:width="25.191cm" svg:height="19.489cm" svg:x="1.399cm" svg:y="0.837cm" presentation:class="title" presentation:user-transformed="true">
          <draw:text-box>
            <text:p text:style-name="P1"><text:span text:style-name="T4">Nirvana: Green tags/artifacts instantly used across all dev environ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>
        <draw:frame presentation:style-name="pr1" draw:text-style-name="P13" draw:layer="layout" svg:width="25.191cm" svg:height="19.489cm" svg:x="1.399cm" svg:y="0.837cm" presentation:class="title" presentation:user-transformed="true">
          <draw:text-box>
            <text:p text:style-name="P1"><text:span text:style-name="T11">Suit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draw:frame presentation:style-name="pr1" draw:text-style-name="P20" draw:layer="layout" svg:width="25.191cm" svg:height="19.489cm" svg:x="1.399cm" svg:y="0.837cm" presentation:class="title" presentation:user-transformed="true">
          <draw:text-box>
            <text:p text:style-name="P1"><text:span text:style-name="T2">Feedb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>
        <draw:frame presentation:style-name="pr1" draw:text-style-name="P22" draw:layer="layout" svg:width="25.191cm" svg:height="19.489cm" svg:x="1.399cm" svg:y="0.837cm" presentation:class="title" presentation:user-transformed="true">
          <draw:text-box>
            <text:p text:style-name="P1"><text:span text:style-name="T12">Fast</text:span><text:span text:style-name="T12"><text:line-break/></text:span><text:span text:style-name="T12">vs</text:span><text:span text:style-name="T12"><text:line-break/></text:span><text:span text:style-name="T12">Thoroug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Commit-Triggered vs Schedul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>
        <draw:frame presentation:style-name="pr1" draw:text-style-name="P20" draw:layer="layout" svg:width="25.191cm" svg:height="19.489cm" svg:x="1.399cm" svg:y="0.837cm" presentation:class="title" presentation:user-transformed="true">
          <draw:text-box>
            <text:p text:style-name="P1"><text:span text:style-name="T2">Minimize Checkout Ti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>
        <draw:frame presentation:style-name="pr5" draw:text-style-name="P8" draw:layer="layout" svg:width="25.191cm" svg:height="19.757cm" svg:x="1.399cm" svg:y="0.703cm" presentation:class="title" presentation:user-transformed="true">
          <draw:text-box>
            <text:p text:style-name="P1"><text:span text:style-name="T6">Get HUGE Dependencies and binaries out of Source Contro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>
        <draw:frame presentation:style-name="pr5" draw:text-style-name="P8" draw:layer="layout" svg:width="25.191cm" svg:height="19.757cm" svg:x="1.399cm" svg:y="0.703cm" presentation:class="title" presentation:user-transformed="true">
          <draw:text-box>
            <text:p text:style-name="P1"><text:span text:style-name="T6">RubyGems / Maven</text:span><text:span text:style-name="T6"><text:line-break/></text:span><text:span text:style-name="T6">vs</text:span><text:span text:style-name="T6"><text:line-break/></text:span><text:span text:style-name="T6">svn:externals / CVS modu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>
        <draw:frame presentation:style-name="pr1" draw:text-style-name="P13" draw:layer="layout" svg:width="25.191cm" svg:height="19.489cm" svg:x="1.399cm" svg:y="0.837cm" presentation:class="title" presentation:user-transformed="true">
          <draw:text-box>
            <text:p text:style-name="P1"><text:span text:style-name="T11">Metr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ode Coverage - Emma/rco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Mutation Testing – Heckle, Jes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>
        <draw:frame presentation:style-name="pr1" draw:text-style-name="P22" draw:layer="layout" svg:width="25.191cm" svg:height="19.489cm" svg:x="1.399cm" svg:y="0.837cm" presentation:class="title" presentation:user-transformed="true">
          <draw:text-box>
            <text:p text:style-name="P1"><text:span text:style-name="T12">red/green tren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>
        <draw:frame presentation:style-name="pr1" draw:text-style-name="P22" draw:layer="layout" svg:width="25.191cm" svg:height="19.489cm" svg:x="1.399cm" svg:y="0.837cm" presentation:class="title" presentation:user-transformed="true">
          <draw:text-box>
            <text:p text:style-name="P1"><text:span text:style-name="T12">Build Length Tren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Notif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Information Radiator(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>
        <draw:frame presentation:style-name="pr1" draw:text-style-name="P7" draw:layer="layout" svg:width="25.191cm" svg:height="19.489cm" svg:x="1.399cm" svg:y="0.837cm" presentation:class="title" presentation:user-transformed="true">
          <draw:text-box>
            <text:p text:style-name="P1"><text:span text:style-name="T5">emai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>
        <draw:frame presentation:style-name="pr1" draw:text-style-name="P23" draw:layer="layout" svg:width="25.191cm" svg:height="19.489cm" svg:x="1.399cm" svg:y="0.837cm" presentation:class="title" presentation:user-transformed="true">
          <draw:text-box>
            <text:p text:style-name="P1"><text:span text:style-name="T20">R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>
        <draw:frame presentation:style-name="pr1" draw:text-style-name="P24" draw:layer="layout" svg:width="25.191cm" svg:height="19.489cm" svg:x="1.399cm" svg:y="0.837cm" presentation:class="title" presentation:user-transformed="true">
          <draw:text-box>
            <text:p text:style-name="P1"><text:span text:style-name="T21">I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>
        <draw:frame presentation:style-name="pr1" draw:text-style-name="P16" draw:layer="layout" svg:width="25.191cm" svg:height="19.489cm" svg:x="1.399cm" svg:y="0.837cm" presentation:class="title" presentation:user-transformed="true">
          <draw:text-box>
            <text:p text:style-name="P1"><text:span text:style-name="T14">Grow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>
        <draw:frame presentation:style-name="pr1" draw:text-style-name="P11" draw:layer="layout" svg:width="25.191cm" svg:height="19.489cm" svg:x="1.399cm" svg:y="0.837cm" presentation:class="title" presentation:user-transformed="true">
          <draw:text-box>
            <text:p text:style-name="P1"><text:span text:style-name="T9">Ambient Or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13” CRT with red/green backgrou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Whatever people will pay attention t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>
        <draw:frame presentation:style-name="pr1" draw:text-style-name="P2" draw:layer="layout" svg:width="25.191cm" svg:height="19.489cm" svg:x="1.399cm" svg:y="0.838cm" presentation:class="title" presentation:user-transformed="true">
          <draw:text-box>
            <text:p text:style-name="P1"><text:span text:style-name="T1">3. Gotch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>
        <draw:frame presentation:style-name="pr1" draw:text-style-name="P26" draw:layer="layout" svg:width="25.191cm" svg:height="19.489cm" svg:x="1.399cm" svg:y="0.837cm" presentation:class="title" presentation:user-transformed="true">
          <draw:text-box>
            <text:p text:style-name="P25"><text:span text:style-name="T22">Gotchas:</text:span><text:span text:style-name="T22"><text:line-break/></text:span><text:span text:style-name="T22">Broken Windows</text:span><text:span text:style-name="T22"><text:line-break/></text:span><text:span text:style-name="T22">Crying Wolf</text:span><text:span text:style-name="T22"><text:line-break/></text:span><text:span text:style-name="T22">It's not easy being green</text:span><text:span text:style-name="T22"><text:line-break/></text:span><text:span text:style-name="T22">“Intermittent” failures</text:span><text:span text:style-name="T22"><text:line-break/></text:span><text:span text:style-name="T22">“Works Locally”</text:span><text:span text:style-name="T22"><text:line-break/></text:span><text:span text:style-name="T22">Not Intermittent after you fix it</text:span><text:span text:style-name="T22"><text:line-break/></text:span><text:span text:style-name="T22">Can Always “temporarily” disable in CI</text:span><text:span text:style-name="T22"><text:line-break/></text:span><text:span text:style-name="T22">One disabled test is better than a red CI</text:span><text:span text:style-name="T22"><text:line-break/></text:span><text:span text:style-name="T22">False Positives / Green on $? != 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6">4. 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had Woolley</text:span><text:span text:style-name="T1"><text:line-break/></text:span><text:span text:style-name="T4">thewoolleyman @ gmail.co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old_20_120" style:display-name="Bold 120" style:family="graphic" style:parent-style-name="standard">
      <style:graphic-properties draw:stroke-dash="Dash_20_2" draw:fill-color="#ffffff" draw:fill-gradient-name="Gradient_20_7" draw:fill-hatch-name="Hatch_20_1" draw:fill-image-name="Bitmape_20_1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180" style:display-name="Bold 18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260" style:display-name="Bold 26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6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220" style:display-name="Bold 22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120_20_Condensed" style:display-name="Bold 120 Condensed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-0.141cm" fo:language="en" fo:country="US" fo:font-style="normal" fo:text-shadow="none" style:text-underline-style="none" fo:font-weight="bold" style:text-underline-mode="continuous" style:text-line-through-mode="continuous" style:letter-kerning="tru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90%" style:font-relief="none" fo:hyphenate="false"/>
    </style:style>
    <style:style style:name="Default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9.483cm" fo:min-width="0cm" fo:padding-top="0cm" fo:padding-bottom="0cm" fo:padding-left="0cm" fo:padding-right="0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page-thumbnail draw:layer="backgroundobjects" svg:width="5.587cm" svg:height="4.192cm" svg:x="2.794cm" svg:y="4.326cm" draw:page-number="1"/>
      <draw:page-thumbnail draw:layer="backgroundobjects" svg:width="5.587cm" svg:height="4.192cm" svg:x="11.176cm" svg:y="4.326cm"/>
      <draw:page-thumbnail draw:layer="backgroundobjects" svg:width="5.587cm" svg:height="4.192cm" svg:x="19.558cm" svg:y="4.326cm"/>
      <draw:page-thumbnail draw:layer="backgroundobjects" svg:width="5.587cm" svg:height="4.192cm" svg:x="2.794cm" svg:y="13.07cm"/>
      <draw:page-thumbnail draw:layer="backgroundobjects" svg:width="5.587cm" svg:height="4.192cm" svg:x="11.176cm" svg:y="13.07cm"/>
      <draw:page-thumbnail draw:layer="backgroundobjects" svg:width="5.587cm" svg:height="4.192cm" svg:x="19.558cm" svg:y="13.07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pr1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2cm" svg:height="1.448cm" svg:x="9.572cm" svg:y="19.136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1cm" svg:height="1.448cm" svg:x="20.069cm" svg:y="19.136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creation-date>2007-05-22T23:50:09</meta:creation-date>
    <dc:date>2007-05-25T01:55:25</dc:date>
    <dc:language>en-US</dc:language>
    <meta:editing-cycles>84</meta:editing-cycles>
    <meta:editing-duration>PT4H28M20S</meta:editing-duration>
    <meta:user-defined meta:name="Info 1"/>
    <meta:user-defined meta:name="Info 2"/>
    <meta:user-defined meta:name="Info 3"/>
    <meta:user-defined meta:name="Info 4"/>
    <meta:document-statistic meta:object-count="282"/>
  </office:meta>
</office:document-meta>
</file>